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6.033cm"/>
    </style:style>
    <style:style style:name="co4" style:family="table-column">
      <style:table-column-properties fo:break-before="auto" style:column-width="12.374cm"/>
    </style:style>
    <style:style style:name="co5" style:family="table-column">
      <style:table-column-properties fo:break-before="auto" style:column-width="4.613cm"/>
    </style:style>
    <style:style style:name="co6" style:family="table-column">
      <style:table-column-properties fo:break-before="auto" style:column-width="5.7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CORE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SP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RTUP 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M32H7xx_HAL_Driver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WIP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iddlewares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MSIS_RTOS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S232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bug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EPROM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ittlefs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ircularBuffer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JSON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NTP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RNG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PIO_SC2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pdateMechanism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raceRecorder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TP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DP_JSON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all_Control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tFs_LIB 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s_LIB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id_LIB 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TC_LIB</text:p>
          </table:table-cell>
          <table:table-cell table:style-name="ce3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RAM_LIB</text:p>
          </table:table-cell>
          <table:table-cell table:style-name="ce3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UDIO_LIB <text:s text:c="14"/></text:p>
          </table:table-cell>
          <table:table-cell table:style-name="ce3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/>
          <table:table-cell table:style-name="ce3" office:value-type="string" calcext:value-type="string">
            <text:p>flash_LIB <text:s text:c="22"/></text:p>
          </table:table-cell>
          <table:table-cell table:style-name="ce3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WDT_LIB</text:p>
          </table:table-cell>
          <table:table-cell table:style-name="ce3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6"/>
        </table:table-row>
        <table:table-row table:style-name="ro5" table:number-rows-repeated="4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10:18:09.6468112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4T10:54:15.650432412</dc:date>
    <meta:editing-duration>PT21H13M11S</meta:editing-duration>
    <meta:editing-cycles>211</meta:editing-cycles>
    <meta:document-statistic meta:table-count="1" meta:cell-count="37" meta:object-count="0"/>
    <meta:user-defined meta:name=""/>
    <meta:user-defined meta:name="qrichtext">1</meta:user-defined>
  </office:meta>
</office:document-meta>
</file>